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6.267cm" fo:margin-left="-0.199cm" table:align="left" style:writing-mode="lr-tb"/>
    </style:style>
    <style:style style:name="Table1.A" style:family="table-column">
      <style:table-column-properties style:column-width="16.267cm"/>
    </style:style>
    <style:style style:name="Table1.1" style:family="table-row">
      <style:table-row-properties fo:keep-together="auto"/>
    </style:style>
    <style:style style:name="Table1.A1" style:family="table-cell">
      <style:table-cell-properties style:vertical-align="top" fo:background-color="#a6a6a6" fo:padding-left="0.191cm" fo:padding-right="0.191cm" fo:padding-top="0cm" fo:padding-bottom="0cm" fo:border="0.5pt solid #000000" style:writing-mode="lr-tb">
        <style:background-image/>
      </style:table-cell-properties>
    </style:style>
    <style:style style:name="Table2" style:family="table">
      <style:table-properties style:width="16.267cm" fo:margin-left="-0.199cm" table:align="left" style:writing-mode="lr-tb"/>
    </style:style>
    <style:style style:name="Table2.A" style:family="table-column">
      <style:table-column-properties style:column-width="16.267cm"/>
    </style:style>
    <style:style style:name="Table2.1" style:family="table-row">
      <style:table-row-properties fo:keep-together="auto"/>
    </style:style>
    <style:style style:name="Table2.A1" style:family="table-cell">
      <style:table-cell-properties style:vertical-align="top" fo:background-color="#a6a6a6" fo:padding-left="0.191cm" fo:padding-right="0.191cm" fo:padding-top="0cm" fo:padding-bottom="0cm" fo:border="0.5pt solid #000000" style:writing-mode="lr-tb">
        <style:background-image/>
      </style:table-cell-properties>
    </style:style>
    <style:style style:name="P1" style:family="paragraph" style:parent-style-name="Standard">
      <style:text-properties fo:language="nl" fo:country="BE"/>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style:font-name="Courier New" fo:font-size="10pt" fo:language="en" fo:country="GB" style:font-size-asian="10pt" style:font-name-complex="Courier New" style:font-size-complex="10pt"/>
    </style:style>
    <style:style style:name="P4" style:family="paragraph" style:parent-style-name="Standard">
      <style:text-properties fo:color="#000000" style:font-name="Courier New" fo:font-size="10pt" style:font-size-asian="10pt" style:font-name-complex="Courier New" style:font-size-complex="10pt"/>
    </style:style>
    <style:style style:name="P5" style:family="paragraph" style:parent-style-name="Standard">
      <style:paragraph-properties style:text-autospace="none"/>
      <style:text-properties fo:color="#000000" style:font-name="Courier New" fo:font-size="10pt" style:font-size-asian="10pt" style:font-name-complex="Courier New" style:font-size-complex="10pt"/>
    </style:style>
    <style:style style:name="P6" style:family="paragraph" style:parent-style-name="Standard">
      <style:paragraph-properties style:text-autospace="none"/>
      <style:text-properties fo:color="#000000" style:font-name="Courier New" fo:font-size="10pt" fo:language="en" fo:country="GB" style:font-size-asian="10pt" style:font-name-complex="Courier New" style:font-size-complex="10pt"/>
    </style:style>
    <style:style style:name="P7" style:family="paragraph" style:parent-style-name="Standard">
      <style:paragraph-properties fo:text-align="end" style:justify-single-word="false" style:text-autospace="none"/>
      <style:text-properties fo:color="#000000" style:font-name="Courier New" fo:font-size="10pt" fo:language="en" fo:country="GB" style:font-size-asian="10pt" style:font-name-complex="Courier New" style:font-size-complex="10pt"/>
    </style:style>
    <style:style style:name="P8" style:family="paragraph" style:parent-style-name="Standard">
      <style:paragraph-properties fo:text-align="end" style:justify-single-word="false" style:text-autospace="none"/>
    </style:style>
    <style:style style:name="P9" style:family="paragraph" style:parent-style-name="Standard">
      <style:paragraph-properties fo:break-before="page"/>
    </style:style>
    <style:style style:name="P10" style:family="paragraph" style:parent-style-name="Heading_20_1" style:master-page-name="Standard">
      <style:paragraph-properties style:page-number="auto"/>
      <style:text-properties fo:language="nl" fo:country="BE"/>
    </style:style>
    <style:style style:name="T1" style:family="text">
      <style:text-properties fo:language="nl" fo:country="BE"/>
    </style:style>
    <style:style style:name="T2" style:family="text">
      <style:text-properties style:font-name="Courier New" fo:font-size="10pt" style:font-size-asian="10pt" style:font-name-complex="Courier New" style:font-size-complex="10pt"/>
    </style:style>
    <style:style style:name="T3" style:family="text">
      <style:text-properties style:font-name="Courier New" fo:font-size="10pt" fo:language="en" fo:country="GB" style:font-size-asian="10pt" style:font-name-complex="Courier New" style:font-size-complex="10pt"/>
    </style:style>
    <style:style style:name="T4" style:family="text">
      <style:text-properties fo:color="#7f0055" style:font-name="Courier New" fo:font-size="10pt" fo:language="en" fo:country="GB" fo:font-weight="bold" style:font-size-asian="10pt" style:font-weight-asian="bold" style:font-name-complex="Courier New" style:font-size-complex="10pt" style:font-weight-complex="bold"/>
    </style:style>
    <style:style style:name="T5" style:family="text">
      <style:text-properties fo:language="en" fo:country="GB"/>
    </style:style>
    <style:style style:name="T6" style:family="text">
      <style:text-properties fo:color="#000000" style:font-name="Courier New" fo:font-size="10pt" style:font-size-asian="10pt" style:font-name-complex="Courier New" style:font-size-complex="10pt"/>
    </style:style>
    <style:style style:name="T7" style:family="text">
      <style:text-properties fo:color="#000000" style:font-name="Courier New" fo:font-size="10pt" fo:language="en" fo:country="GB" style:font-size-asian="10pt" style:font-name-complex="Courier New" style:font-size-complex="10pt"/>
    </style:style>
    <style:style style:name="T8" style:family="text">
      <style:text-properties fo:color="#000000" style:font-name="Courier New" fo:font-size="10pt" fo:language="en" fo:country="GB" style:font-size-asian="10pt" style:font-name-complex="Courier New" style:font-size-complex="10pt" fo:background-color="#c0c0c0"/>
    </style:style>
    <style:style style:name="T9" style:family="text">
      <style:text-properties fo:color="#000000" style:font-name="Courier New" fo:font-size="10pt" fo:language="en" fo:country="GB" fo:font-style="italic" style:font-size-asian="10pt" style:font-style-asian="italic" style:font-name-complex="Courier New" style:font-size-complex="10pt" style:font-style-complex="italic"/>
    </style:style>
    <style:style style:name="T10" style:family="text">
      <style:text-properties fo:color="#0000c0" style:font-name="Courier New" fo:font-size="10pt" fo:language="en" fo:country="GB" style:font-size-asian="10pt" style:font-name-complex="Courier New"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Tijdsafhankelijke modules</text:h>
      <text:p text:style-name="P1"/>
      <text:p text:style-name="Standard"><text:span text:style-name="T1">Voor de modules waar de tijd een belangrijke rol speelt, gelden afwijkende regels. Het is niet mogelijk om deze modules op te bouwen op dezelfde wijze als de andere modules. Voor de correcte verwerking bij de simulatie is dan een nieuwe klasse aangemaakt. De klasse Wait zal een vooraf bepaalde tijd wachten. Vervolgens ontvangt de klasse van de module een signaal dat de tijd is verstreken. De uitgangen van de module zullen zich dan aanpassen en indien nodig events versturen naar de verbonden modules. Zowel de wachtmodule als de klok maken gebruik van dit principe.</text:span></text:p>
      <text:p text:style-name="P1"/>
      <text:p text:style-name="Standard"><text:span text:style-name="T1">Figuur bevat de code van de Wait klasse. Het eerste attribuut (wait) dient om de tijd aan te geven hoe lang er gewacht moet worden. Vervolgens hebben we een verwijzing nodig van de module die de klasse Wait oproept. Het laatste attribuut dat wordt gebruikt, is de status waarin de uitgangen gewijzigd moet worden. Wanneer de klasse wordt gestart, zal er voor de aangegeven tijd niets gebeuren. Daarna zorgt de klasse voor het aanpassen van de uitgangen en het genereren van de events. Bovendien moet het scherm opnieuw moeten hertekend om de veranderingen zichtbaar te maken.</text:span></text:p>
      <text:p text:style-name="P1"/>
      <table:table table:name="Table1" table:style-name="Table1">
        <table:table-column table:style-name="Table1.A"/>
        <table:table-row table:style-name="Table1.1">
          <table:table-cell table:style-name="Table1.A1" office:value-type="string">
            <text:p text:style-name="P2"><text:span text:style-name="T4">package</text:span><text:span text:style-name="T7"> be.khlim.trein.modules;</text:span></text:p>
            <text:p text:style-name="P3"/>
            <text:p text:style-name="P2"><text:span text:style-name="T4">import</text:span><text:span text:style-name="T7"> java.io.Serializable;</text:span></text:p>
            <text:p text:style-name="P3"/>
            <text:p text:style-name="P2"><text:span text:style-name="T4">public</text:span><text:span text:style-name="T7"> </text:span><text:span text:style-name="T4">class</text:span><text:span text:style-name="T7"> Wait </text:span><text:span text:style-name="T4">extends</text:span><text:span text:style-name="T7"> Thread </text:span><text:span text:style-name="T4">implements</text:span><text:span text:style-name="T7"> Serializable {</text:span></text:p>
            <text:p text:style-name="P3"/>
            <text:p text:style-name="P2"><text:span text:style-name="T7"><text:tab/></text:span><text:span text:style-name="T4">long</text:span><text:span text:style-name="T7"> </text:span><text:span text:style-name="T10">wait</text:span><text:span text:style-name="T7">;</text:span></text:p>
            <text:p text:style-name="P2"><text:span text:style-name="T7"><text:tab/>Module </text:span><text:span text:style-name="T10">module</text:span><text:span text:style-name="T7">;</text:span></text:p>
            <text:p text:style-name="P2"><text:span text:style-name="T7"><text:tab/></text:span><text:span text:style-name="T4">boolean</text:span><text:span text:style-name="T7"> </text:span><text:span text:style-name="T10">state</text:span><text:span text:style-name="T7">;</text:span></text:p>
            <text:p text:style-name="P6"><text:tab/></text:p>
            <text:p text:style-name="P2"><text:span text:style-name="T7"><text:tab/></text:span><text:span text:style-name="T4">public</text:span><text:span text:style-name="T7"> Wait(</text:span><text:span text:style-name="T4">long</text:span><text:span text:style-name="T7"> w, </text:span><text:span text:style-name="T4">boolean</text:span><text:span text:style-name="T7"> st, Module mod){</text:span></text:p>
            <text:p text:style-name="P2"><text:span text:style-name="T7"><text:tab/><text:tab/></text:span><text:span text:style-name="T10">wait</text:span><text:span text:style-name="T7"> = w;</text:span></text:p>
            <text:p text:style-name="P2"><text:span text:style-name="T7"><text:tab/><text:tab/></text:span><text:span text:style-name="T10">module</text:span><text:span text:style-name="T7"> = mod;</text:span></text:p>
            <text:p text:style-name="P2"><text:span text:style-name="T7"><text:tab/><text:tab/></text:span><text:span text:style-name="T10">state</text:span><text:span text:style-name="T7"> = st;</text:span></text:p>
            <text:p text:style-name="P6"><text:tab/>}</text:p>
            <text:p text:style-name="P6"><text:tab/></text:p>
            <text:p text:style-name="P2"><text:span text:style-name="T7"><text:tab/></text:span><text:span text:style-name="T4">public</text:span><text:span text:style-name="T7"> </text:span><text:span text:style-name="T4">void</text:span><text:span text:style-name="T7"> run(){</text:span></text:p>
            <text:p text:style-name="P2"><text:span text:style-name="T7"><text:tab/><text:tab/></text:span><text:span text:style-name="T4">try</text:span><text:span text:style-name="T7">{</text:span></text:p>
            <text:p text:style-name="P2"><text:span text:style-name="T7"><text:tab/><text:tab/><text:tab/></text:span><text:span text:style-name="T9">sleep</text:span><text:span text:style-name="T7">(</text:span><text:span text:style-name="T10">wait</text:span><text:span text:style-name="T7">);</text:span></text:p>
            <text:p text:style-name="P2"><text:span text:style-name="T7"><text:tab/><text:tab/><text:tab/></text:span><text:span text:style-name="T10">module</text:span><text:span text:style-name="T7">.writeOutputs(</text:span><text:span text:style-name="T10">state</text:span><text:span text:style-name="T7">,</text:span></text:p>
            <text:p text:style-name="P8"><text:span text:style-name="T10">module</text:span><text:span text:style-name="T7">.getOutputs().get(0).getSignal());</text:span></text:p>
            <text:p text:style-name="P2"><text:span text:style-name="T7"><text:tab/><text:tab/><text:tab/></text:span><text:span text:style-name="T10">module</text:span><text:span text:style-name="T7">.colorNodes();</text:span></text:p>
            <text:p text:style-name="P2"><text:span text:style-name="T7"><text:tab/><text:tab/><text:tab/></text:span><text:span text:style-name="T10">module</text:span><text:span text:style-name="T7">.simulate();</text:span></text:p>
            <text:p text:style-name="P2"><text:span text:style-name="T7"><text:tab/><text:tab/><text:tab/></text:span><text:span text:style-name="T10">module</text:span><text:span text:style-name="T7">.sim().getLayer().repaint();</text:span></text:p>
            <text:p text:style-name="P2"><text:span text:style-name="T7"><text:tab/><text:tab/>}</text:span><text:span text:style-name="T4">catch</text:span><text:span text:style-name="T7">(InterruptedException e){ }</text:span></text:p>
            <text:p text:style-name="P2"><text:span text:style-name="T7"><text:tab/></text:span><text:span text:style-name="T6">}</text:span></text:p>
            <text:p text:style-name="P5">}</text:p>
          </table:table-cell>
        </table:table-row>
      </table:table>
      <text:p text:style-name="P1"/>
      <text:p text:style-name="P9"><text:span text:style-name="T1">Om gebruik te maken van deze klasse Wait, zijn er slechts 2 regels code nodig in de process methode. Eerst moet een object van de klasse Wait worden aangemaakt. Om dit te realiseren dien je de tijd die gewacht moet worden reeds te bepalen. Als nu de klasse wordt gestart, zal er een nieuwe thread starten. Op deze manier is het wachten onafhankelijk van het hoofdprogramma. De thread zal dan de ingestelde tijd stilgelegd worden. Hierna worden de uitgangen veranderd en de events gegenereerd. In het geval van de klok zal hierop volgend opnieuw de klasse Wait worden aangesproken. Figuur geeft de code weer voor de process methode in het geval van de wachtmodule.</text:span></text:p>
      <text:p text:style-name="P1"/>
      <table:table table:name="Table2" table:style-name="Table2">
        <table:table-column table:style-name="Table2.A"/>
        <table:table-row table:style-name="Table2.1">
          <table:table-cell table:style-name="Table2.A1" office:value-type="string">
            <text:p text:style-name="P2"><text:span text:style-name="T4">public</text:span><text:span text:style-name="T7"> </text:span><text:span text:style-name="T4">void</text:span><text:span text:style-name="T7"> process(Event evt){</text:span></text:p>
            <text:p text:style-name="P2"><text:span text:style-name="T7"><text:tab/><text:tab/></text:span><text:span text:style-name="T4">if</text:span><text:span text:style-name="T7">(! evt.getInput().getState() ==</text:span></text:p>
            <text:p text:style-name="P7">evt.getInput().mappedto().getState()){</text:p>
            <text:p text:style-name="P6"><text:tab/><text:tab/><text:tab/>setInputs(evt.getInput());</text:p>
            <text:p text:style-name="P6"><text:tab/><text:tab/></text:p>
            <text:p text:style-name="P2"><text:span text:style-name="T7"><text:tab/><text:tab/><text:tab/>Wait </text:span><text:span text:style-name="T8">wait</text:span><text:span text:style-name="T7"> = </text:span><text:span text:style-name="T4">new</text:span><text:span text:style-name="T7"> Wait(</text:span><text:span text:style-name="T10">outputs</text:span><text:span text:style-name="T7">.get(0).getDelay(),</text:span></text:p>
            <text:p text:style-name="P8"><text:span text:style-name="T7">evt.getInput().getState(), </text:span><text:span text:style-name="T4">this</text:span><text:span text:style-name="T7">);</text:span></text:p>
            <text:p text:style-name="P2"><text:span text:style-name="T7"><text:tab/><text:tab/><text:tab/></text:span><text:span text:style-name="T8">wait</text:span><text:span text:style-name="T7">.start();</text:span></text:p>
            <text:p text:style-name="P5"><text:tab/><text:tab/>}</text:p>
            <text:p text:style-name="P4"><text:tab/>}</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Marathi1" svg:font-family="'Lohit Marath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n" fo:country="US"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nl" fo:country="N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ardalinea-lettertyp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ijdsafhankelijke modules</dc:title>
    <meta:initial-creator>mitch</meta:initial-creator>
    <meta:creation-date>2008-05-26T09:12:00</meta:creation-date>
    <dc:creator>mitch</dc:creator>
    <dc:date>2008-05-26T10:06:00</dc:date>
    <meta:editing-cycles>14</meta:editing-cycles>
    <meta:editing-duration>PT47M</meta:editing-duration>
    <meta:document-statistic meta:table-count="2" meta:image-count="0" meta:object-count="0" meta:page-count="2" meta:paragraph-count="38" meta:word-count="376" meta:character-count="2545" meta:non-whitespace-character-count="2154"/>
    <meta:generator>LibreOffice/5.3.3.2$Linux_X86_64 LibreOffice_project/30m0$Build-2</meta:generator>
  </office:meta>
</office:document-meta>
</file>